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1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50753754" text:style-name="WWNum1">
        <text:list-item>
          <text:p text:style-name="P2">Expresar en binario:</text:p>
          <text:list>
            <text:list-item>
              <text:p text:style-name="P3">45,5(10</text:p>
            </text:list-item>
            <text:list-item>
              <text:p text:style-name="P3">67,250(10</text:p>
            </text:list-item>
            <text:list-item>
              <text:p text:style-name="P3">6,625(10</text:p>
            </text:list-item>
            <text:list-item>
              <text:p text:style-name="P3">87,4(10</text:p>
            </text:list-item>
          </text:list>
        </text:list-item>
      </text:list>
      <text:p text:style-name="P4"/>
      <text:list xml:id="list235048850563198" text:continue-numbering="true" text:style-name="WWNum1">
        <text:list-item>
          <text:p text:style-name="P1">Expresar en decimal:</text:p>
          <text:list>
            <text:list-item>
              <text:p text:style-name="P3">101,1101(2</text:p>
            </text:list-item>
            <text:list-item>
              <text:p text:style-name="P3">10,111(2</text:p>
            </text:list-item>
            <text:list-item>
              <text:p text:style-name="P3">1101,1001(2</text:p>
            </text:list-item>
            <text:list-item>
              <text:p text:style-name="P3">1011,0011(2</text:p>
            </text:list-item>
          </text:list>
        </text:list-item>
      </text:list>
      <text:p text:style-name="P4"/>
      <text:list xml:id="list235048071327400" text:continue-numbering="true" text:style-name="WWNum1">
        <text:list-item>
          <text:p text:style-name="P1">¿Cuántos bits son necesarios para almacenar 2000 elementos distintos?</text:p>
        </text:list-item>
      </text:list>
      <text:p text:style-name="P5"/>
      <text:list xml:id="list235049074020405" text:continue-numbering="true" text:style-name="WWNum1">
        <text:list-item>
          <text:p text:style-name="P1">¿Cuántos bits son necesarios para almacenar 127 elementos distintos?</text:p>
        </text:list-item>
      </text:list>
      <text:p text:style-name="P5"/>
      <text:list xml:id="list235048688392923" text:continue-numbering="true" text:style-name="WWNum1">
        <text:list-item>
          <text:p text:style-name="P1">¿Cuántos elementos distintos podemos codificar con 12 bits?</text:p>
        </text:list-item>
      </text:list>
      <text:p text:style-name="P5"/>
      <text:list xml:id="list235049176174685" text:continue-numbering="true" text:style-name="WWNum1">
        <text:list-item>
          <text:p text:style-name="P1">¿Cuántos elementos distintos podemos codificar con 9 bit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62" meta:character-count="393" meta:non-whitespace-character-count="359"/>
    <meta:generator>LibreOfficeDev/6.0.5.2$Linux_X86_64 LibreOffice_project/</meta:generator>
  </office:meta>
</office:document-meta>
</file>